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AR PL SungtiL GB1" svg:font-family="'AR PL SungtiL GB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1c934" officeooo:paragraph-rsid="0001c934" style:font-size-asian="10pt" style:font-size-complex="10pt"/>
    </style:style>
    <style:style style:name="P2" style:family="paragraph" style:parent-style-name="Standard">
      <style:text-properties fo:font-size="10pt" officeooo:rsid="0001e62f" officeooo:paragraph-rsid="0001e62f" style:font-size-asian="10pt" style:font-size-complex="10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1e62f" officeooo:paragraph-rsid="0001e62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1pt" fo:font-weight="bold" officeooo:rsid="0001e62f" officeooo:paragraph-rsid="0001e62f" style:font-size-asian="11pt" style:font-weight-asian="bold" style:font-size-complex="11pt" style:font-weight-complex="bold"/>
    </style:style>
    <style:style style:name="P5" style:family="paragraph" style:parent-style-name="Standard">
      <style:paragraph-properties fo:break-before="page"/>
      <style:text-properties fo:font-size="8pt" officeooo:rsid="00019964" officeooo:paragraph-rsid="00019964" style:font-size-asian="8pt" style:font-size-complex="8pt"/>
    </style:style>
    <style:style style:name="P6" style:family="paragraph">
      <loext:graphic-properties draw:fill-color="#e6e6e6"/>
    </style:style>
    <style:style style:name="P7" style:family="paragraph">
      <style:text-properties style:font-name="Liberation Sans2" fo:font-size="8pt" style:font-size-asian="8pt" style:font-size-complex="8pt"/>
    </style:style>
    <style:style style:name="P8" style:family="paragraph">
      <loext:graphic-properties draw:fill="solid" draw:fill-color="#e6e6e6"/>
      <style:text-properties style:font-name="Liberation Sans2" fo:font-size="8pt" style:font-size-asian="8pt" style:font-size-complex="8pt"/>
    </style:style>
    <style:style style:name="P9" style:family="paragraph">
      <loext:graphic-properties draw:fill="solid" draw:fill-color="#e6e6e6"/>
    </style:style>
    <style:style style:name="T1" style:family="text">
      <style:text-properties officeooo:rsid="0002faae"/>
    </style:style>
    <style:style style:name="T2" style:family="text">
      <style:text-properties style:font-name="Liberation Sans2"/>
    </style:style>
    <style:style style:name="T3" style:family="text">
      <style:text-properties style:font-name="Liberation Sans2" fo:font-size="9pt" style:font-size-asian="9pt" style:font-size-complex="9pt"/>
    </style:style>
    <style:style style:name="gr1" style:family="graphic">
      <style:graphic-properties draw:fill-color="#e6e6e6" draw:textarea-horizontal-align="justify" draw:textarea-vertical-align="middle" draw:auto-grow-height="false" fo:min-height="21.696cm" fo:min-width="17.26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e6e6e6" fo:min-height="25.7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6e6e6" fo:min-height="27.5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6e6e6" draw:textarea-horizontal-align="justify" draw:textarea-vertical-align="middle" draw:auto-grow-height="false" fo:min-height="25.973cm" fo:min-width="17.26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6e6e6" draw:textarea-horizontal-align="justify" draw:textarea-vertical-align="middle" draw:auto-grow-height="false" fo:min-height="19.983cm" fo:min-width="17.265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e 4 :</text:p>
      <text:p text:style-name="P1"/>
      <text:p text:style-name="P1"/>
      <text:p text:style-name="P2">On reprend le client de l’exercice 3 à peu de choses près et on fait en sorte que le serveur soit en local. A la réception du message, le serveur va chercher à la racine de l’endroit où il se trouve, le fichier demandé. Il peut être adressé sur plusieurs ports. Le serveur, tant qu’il est connecté, écris dans un fichier «log_file» l’adresse ip de l’émetteur, <text:span text:style-name="T1">le port</text:span></text:p>
      <text:p text:style-name="P1"/>
      <text:p text:style-name="P1"/>
      <text:p text:style-name="P1"/>
      <text:p text:style-name="P1"/>
      <text:p text:style-name="P1"/>
      <text:p text:style-name="P4">server.c :</text:p>
      <text:p text:style-name="P1"><draw:custom-shape text:anchor-type="paragraph" draw:z-index="0" draw:name="Forme3" draw:style-name="gr1" draw:text-style-name="P6" svg:width="17.266cm" svg:height="21.697cm" svg:x="-0.034cm" svg:y="0.192cm"><text:p/><draw:enhanced-geometry svg:viewBox="0 0 21600 21600" draw:type="rectangle" draw:enhanced-path="M 0 0 L 21600 0 21600 21600 0 21600 0 0 Z N"/></draw:custom-shape></text:p>
      <text:p text:style-name="P1">#include &lt;netinet/in.h&gt;</text:p>
      <text:p text:style-name="P1">#include &lt;sys/types.h&gt;</text:p>
      <text:p text:style-name="P1">#include &lt;stdio.h&gt;</text:p>
      <text:p text:style-name="P1">#include &lt;stdlib.h&gt;</text:p>
      <text:p text:style-name="P1">#include &lt;signal.h&gt;</text:p>
      <text:p text:style-name="P1">#include &lt;unistd.h&gt;</text:p>
      <text:p text:style-name="P1">#include &lt;sys/wait.h&gt;</text:p>
      <text:p text:style-name="P1">#include &lt;arpa/inet.h&gt;</text:p>
      <text:p text:style-name="P1">#include &lt;sys/socket.h&gt;</text:p>
      <text:p text:style-name="P1">#include &lt;string.h&gt;</text:p>
      <text:p text:style-name="P1"/>
      <text:p text:style-name="P1"/>
      <text:p text:style-name="P1">void whenAccepted(int s, int s_serv, struct sockaddr_in client, FILE *logs, int sw, pid_t pid){</text:p>
      <text:p text:style-name="P1"><text:tab/>int TAILLEATTENDUE = 1000;</text:p>
      <text:p text:style-name="P1"><text:tab/>char msg[1000];</text:p>
      <text:p text:style-name="P1"><text:tab/>int n = 0;</text:p>
      <text:p text:style-name="P1"><text:tab/>n = read(s_serv,&amp;msg[0],TAILLEATTENDUE);</text:p>
      <text:p text:style-name="P1"><text:tab/>if(n==-1) perror("read");</text:p>
      <text:p text:style-name="P1"><text:s text:c="2"/><text:tab/></text:p>
      <text:p text:style-name="P1"><text:tab/>printf("n° port de l'emet=%d\n", ntohs(client.sin_port));</text:p>
      <text:p text:style-name="P1"><text:tab/>printf("msg recu=%s\n", msg);</text:p>
      <text:p text:style-name="P1"/>
      <text:p text:style-name="P1"><text:tab/>FILE *fp;</text:p>
      <text:p text:style-name="P1"><text:tab/>fp=fopen(msg,"r");</text:p>
      <text:p text:style-name="P1"><text:tab/>if(fp == NULL) {</text:p>
      <text:p text:style-name="P1"><text:tab/><text:tab/>perror("Couldn't open file");</text:p>
      <text:p text:style-name="P1"><text:tab/>}</text:p>
      <text:p text:style-name="P1"/>
      <text:p text:style-name="P1"><text:tab/>char data[1000] = "";</text:p>
      <text:p text:style-name="P1"><text:tab/>char line[300];</text:p>
      <text:p text:style-name="P1"><text:tab/>while (fgets(line, 300, fp) != NULL) <text:s/>{</text:p>
      <text:p text:style-name="P1"><text:tab/><text:tab/>strcat(data, line);</text:p>
      <text:p text:style-name="P1"><text:tab/>}</text:p>
      <text:p text:style-name="P1"><text:tab/>printf("---------------\n%s---------------\n", data);</text:p>
      <text:p text:style-name="P1"><text:tab/></text:p>
      <text:p text:style-name="P1"><text:tab/>char log[100] = "";</text:p>
      <text:p text:style-name="P1"><text:tab/>char port[8] = "";</text:p>
      <text:p text:style-name="P1"><text:tab/>sprintf(port, "%d", ntohs(client.sin_port));</text:p>
      <text:p text:style-name="P1"/>
      <text:p text:style-name="P1"><text:tab/>strcat(log,(char*)inet_ntoa(client.sin_addr));</text:p>
      <text:p text:style-name="P1"><text:tab/>strcat(log, " - ");</text:p>
      <text:p text:style-name="P1"><text:tab/>strcat(log, port);</text:p>
      <text:p text:style-name="P1"><text:tab/>strcat(log, " - ");</text:p>
      <text:p text:style-name="P1"><text:tab/>strcat(log, msg);</text:p>
      <text:p text:style-name="P1"><text:tab/>strcat(log, "\n");</text:p>
      <text:p text:style-name="P1"><text:tab/>printf("Log printed is : %s", log);</text:p>
      <text:p text:style-name="P1"><text:tab/>int put = fputs(log, logs);</text:p>
      <text:p text:style-name="P1"><text:tab/>if(put == -1) perror("fputs error");</text:p>
      <text:p text:style-name="P1"><text:tab/></text:p>
      <text:p text:style-name="P1"><text:soft-page-break/><text:tab/>char all_logs1[1000] = "";</text:p>
      <text:p text:style-name="P1"><text:tab/>if(sw == 2){</text:p>
      <text:p text:style-name="P1"><text:tab/><text:tab/>fclose(logs);</text:p>
      <text:p text:style-name="P1"><draw:custom-shape text:anchor-type="paragraph" draw:z-index="3" draw:name="Forme3" draw:style-name="gr4" draw:text-style-name="P6" svg:width="17.266cm" svg:height="25.974cm" svg:x="-0.034cm" svg:y="0.03cm"><text:p/><draw:enhanced-geometry svg:viewBox="0 0 21600 21600" draw:type="rectangle" draw:enhanced-path="M 0 0 L 21600 0 21600 21600 0 21600 0 0 Z N"/></draw:custom-shape><text:tab/><text:tab/></text:p>
      <text:p text:style-name="P1"><text:tab/><text:tab/>FILE *logs3;</text:p>
      <text:p text:style-name="P1"><text:tab/><text:tab/>logs3 = fopen("log_file","r+");</text:p>
      <text:p text:style-name="P1"><text:tab/><text:tab/>if(logs3 == NULL) perror("Couldn't open file");</text:p>
      <text:p text:style-name="P1"><text:tab/><text:tab/>char* log_line1 = NULL;</text:p>
      <text:p text:style-name="P1"><text:tab/><text:tab/>size_t len1 = 0;</text:p>
      <text:p text:style-name="P1"><text:s text:c="4"/><text:tab/>ssize_t read1;</text:p>
      <text:p text:style-name="P1"><text:tab/><text:tab/>while ((read1 = getline(&amp;log_line1, &amp;len1, logs3)) != -1) {</text:p>
      <text:p text:style-name="P1"><text:tab/><text:tab/><text:tab/>strcat(all_logs1, log_line1);</text:p>
      <text:p text:style-name="P1"><text:tab/><text:tab/>}</text:p>
      <text:p text:style-name="P1"><text:tab/><text:tab/>strcat(data,"Logs are : \n");</text:p>
      <text:p text:style-name="P1"><text:tab/><text:tab/>strcat(data,all_logs1);</text:p>
      <text:p text:style-name="P1"><text:tab/><text:tab/>fclose(logs3);</text:p>
      <text:p text:style-name="P1"><text:tab/><text:tab/>logs = fopen("log_file","a+");</text:p>
      <text:p text:style-name="P1"><text:tab/>}</text:p>
      <text:p text:style-name="P1"><text:tab/>else if(sw == 1){</text:p>
      <text:p text:style-name="P1"><text:tab/><text:tab/>fclose(logs);</text:p>
      <text:p text:style-name="P1"><text:tab/><text:tab/>logs = fopen("log_file","a+");</text:p>
      <text:p text:style-name="P1"><text:tab/>}</text:p>
      <text:p text:style-name="P1"><text:tab/></text:p>
      <text:p text:style-name="P1"><text:tab/>int w = write(s_serv, data, 1000);</text:p>
      <text:p text:style-name="P1"><text:tab/>if(w == -1) printf("write error");</text:p>
      <text:p text:style-name="P1"><text:tab/></text:p>
      <text:p text:style-name="P1"><text:tab/>fclose(fp);</text:p>
      <text:p text:style-name="P1">}</text:p>
      <text:p text:style-name="P1"/>
      <text:p text:style-name="P1">int main(int argc, char const *argv[]) {</text:p>
      <text:p text:style-name="P1"/>
      <text:p text:style-name="P1"><text:tab/>if(argc != 3) {</text:p>
      <text:p text:style-name="P1"><text:tab/><text:tab/>printf("too many/few arguments, argc=3\n");</text:p>
      <text:p text:style-name="P1"><text:tab/><text:tab/>return -1;</text:p>
      <text:p text:style-name="P1"><text:tab/>}</text:p>
      <text:p text:style-name="P1"><text:tab/></text:p>
      <text:p text:style-name="P1"><text:tab/>int s1 = socket(AF_INET, SOCK_STREAM, 0);</text:p>
      <text:p text:style-name="P1"><text:tab/>struct sockaddr_in server1;</text:p>
      <text:p text:style-name="P1"><text:tab/>server1.sin_family=AF_INET;</text:p>
      <text:p text:style-name="P1"><text:tab/>int port1 = atoi(argv[1]);</text:p>
      <text:p text:style-name="P1"><text:tab/>server1.sin_port=htons(port1);</text:p>
      <text:p text:style-name="P1"><text:s text:c="2"/></text:p>
      <text:p text:style-name="P1"><text:tab/>server1.sin_addr.s_addr=INADDR_ANY;</text:p>
      <text:p text:style-name="P1"><text:tab/>memset(server1.sin_zero, 0, 8);</text:p>
      <text:p text:style-name="P1"><text:tab/></text:p>
      <text:p text:style-name="P1"><text:tab/>int s2 = socket(AF_INET, SOCK_STREAM, 0);</text:p>
      <text:p text:style-name="P1"><text:tab/>struct sockaddr_in server2;</text:p>
      <text:p text:style-name="P1"><text:tab/>server2.sin_family=AF_INET;</text:p>
      <text:p text:style-name="P1"><text:tab/>int port2 = atoi(argv[2]);</text:p>
      <text:p text:style-name="P1"><text:tab/>server2.sin_port=htons(port2);</text:p>
      <text:p text:style-name="P1"><text:s text:c="2"/></text:p>
      <text:p text:style-name="P1"><text:tab/>server2.sin_addr.s_addr=INADDR_ANY;</text:p>
      <text:p text:style-name="P1"><text:tab/>memset(server2.sin_zero, 0, 8);</text:p>
      <text:p text:style-name="P1"/>
      <text:p text:style-name="P1"><text:tab/>int res1 = bind(s1,(struct sockaddr*)&amp;server1 , sizeof(server1));</text:p>
      <text:p text:style-name="P1"><text:tab/>if(res1==-1) perror("bind socket");</text:p>
      <text:p text:style-name="P1"><text:tab/></text:p>
      <text:p text:style-name="P1"><text:tab/>int res2 = bind(s2,(struct sockaddr*)&amp;server2 , sizeof(server2));</text:p>
      <text:p text:style-name="P1"><text:tab/>if(res2==-1) perror("bind socket");</text:p>
      <text:p text:style-name="P1"/>
      <text:p text:style-name="P1"><text:s text:c="2"/><text:tab/>FILE *logs;</text:p>
      <text:p text:style-name="P1"><text:s text:c="2"/><text:tab/>logs = fopen("log_file","w");</text:p>
      <text:p text:style-name="P1"><text:s text:c="2"/><text:tab/>fclose(logs);</text:p>
      <text:p text:style-name="P1"><text:soft-page-break/><text:s text:c="2"/><text:tab/>logs = fopen("log_file","a+");</text:p>
      <text:p text:style-name="P1"><text:s text:c="2"/><text:tab/>if(logs == NULL) {</text:p>
      <text:p text:style-name="P1"><text:tab/><text:tab/>perror("Couldn't open file");</text:p>
      <text:p text:style-name="P1"><draw:custom-shape text:anchor-type="paragraph" draw:z-index="4" draw:name="Forme3" draw:style-name="gr5" draw:text-style-name="P6" svg:width="17.266cm" svg:height="19.984cm" svg:x="-0.034cm" svg:y="0cm"><text:p/><draw:enhanced-geometry svg:viewBox="0 0 21600 21600" draw:type="rectangle" draw:enhanced-path="M 0 0 L 21600 0 21600 21600 0 21600 0 0 Z N"/></draw:custom-shape><text:tab/>}</text:p>
      <text:p text:style-name="P1"><text:s text:c="2"/><text:tab/>char a;</text:p>
      <text:p text:style-name="P1"><text:s text:c="2"/><text:tab/>while(1){</text:p>
      <text:p text:style-name="P1"><text:s text:c="2"/><text:tab/><text:tab/>printf("Press any key to continue... (\'q\' to exit) \n");</text:p>
      <text:p text:style-name="P1"><text:s text:c="2"/><text:tab/><text:tab/>scanf("%c", &amp;a);</text:p>
      <text:p text:style-name="P1"><text:s text:c="2"/><text:tab/><text:tab/>if(a == 'q') break;</text:p>
      <text:p text:style-name="P1"><text:s text:c="2"/><text:tab/><text:tab/>printf("Server On...\n");</text:p>
      <text:p text:style-name="P1"><text:s text:c="2"/><text:tab/><text:tab/>struct sockaddr_in client;</text:p>
      <text:p text:style-name="P1"><text:tab/><text:tab/>socklen_t taille = sizeof(client);</text:p>
      <text:p text:style-name="P1"><text:tab/><text:tab/>pid_t child_pid = fork();</text:p>
      <text:p text:style-name="P1"><text:s text:c="8"/>if(child_pid == 0)</text:p>
      <text:p text:style-name="P1"><text:s text:c="8"/>{</text:p>
      <text:p text:style-name="P1"><text:s text:c="8"/><text:tab/>printf("PID : %d - PPID : %d\n", getpid(),getppid());</text:p>
      <text:p text:style-name="P1"><text:s text:c="8"/><text:tab/>int l1 = listen(s1, 5);</text:p>
      <text:p text:style-name="P1"><text:tab/><text:tab/><text:tab/>if(l1==-1) perror("listen");</text:p>
      <text:p text:style-name="P1"><text:tab/><text:tab/><text:tab/>int s_serv1 = accept(s1, (struct sockaddr*)&amp;client, &amp;taille);</text:p>
      <text:p text:style-name="P1"><text:tab/><text:tab/><text:tab/>if(s_serv1==-1) perror("accept error");</text:p>
      <text:p text:style-name="P1"><text:tab/><text:tab/><text:tab/>whenAccepted(s1, s_serv1, client, logs,1,getpid());</text:p>
      <text:p text:style-name="P1"><text:s text:c="8"/>}</text:p>
      <text:p text:style-name="P1"><text:s text:c="8"/>else{</text:p>
      <text:p text:style-name="P1"><text:s text:c="8"/><text:tab/>printf("PID : %d - PPID : %d\n", getpid(),getppid());</text:p>
      <text:p text:style-name="P1"><text:tab/><text:tab/> <text:s text:c="3"/>int l2 = listen(s2, 5);</text:p>
      <text:p text:style-name="P1"><text:tab/><text:tab/><text:tab/>if(l2==-1) perror("listen");</text:p>
      <text:p text:style-name="P1"><text:tab/><text:tab/><text:tab/>int s_serv2 = accept(s2, (struct sockaddr*)&amp;client, &amp;taille);</text:p>
      <text:p text:style-name="P1"><text:tab/><text:tab/><text:tab/>if(s_serv2==-1) perror("accept error");</text:p>
      <text:p text:style-name="P1"><text:tab/><text:tab/><text:tab/>whenAccepted(s2, s_serv2, client, logs,2, child_pid);</text:p>
      <text:p text:style-name="P1"><text:s text:c="8"/>}</text:p>
      <text:p text:style-name="P1"><text:tab/>}</text:p>
      <text:p text:style-name="P1"><text:tab/></text:p>
      <text:p text:style-name="P1"><text:tab/>fclose(logs);</text:p>
      <text:p text:style-name="P1"><text:tab/></text:p>
      <text:p text:style-name="P1"><text:tab/>printf("\n\n\nAll logs listed :\n");</text:p>
      <text:p text:style-name="P1"><text:tab/></text:p>
      <text:p text:style-name="P1"><text:tab/>FILE *logs2;</text:p>
      <text:p text:style-name="P1"><text:tab/>char all_logs[1000] = "";</text:p>
      <text:p text:style-name="P1"><text:tab/>logs2 = fopen("log_file","r+");</text:p>
      <text:p text:style-name="P1"><text:tab/>if(logs2 == NULL) perror("Couldn't open file");</text:p>
      <text:p text:style-name="P1"><text:tab/>char* log_line = NULL;</text:p>
      <text:p text:style-name="P1"><text:tab/>size_t len = 0;</text:p>
      <text:p text:style-name="P1"><text:s text:c="4"/>ssize_t read;</text:p>
      <text:p text:style-name="P1"><text:tab/>while ((read = getline(&amp;log_line, &amp;len, logs2)) != -1) {</text:p>
      <text:p text:style-name="P1"><text:tab/><text:tab/>strcat(all_logs, log_line);</text:p>
      <text:p text:style-name="P1"><text:tab/>}</text:p>
      <text:p text:style-name="P1"><text:tab/>printf("%s\n", all_logs);</text:p>
      <text:p text:style-name="P1"><text:tab/></text:p>
      <text:p text:style-name="P1"><text:tab/>fclose(logs2);</text:p>
      <text:p text:style-name="P1"><text:tab/>return 0;</text:p>
      <text:p text:style-name="P1">}</text:p>
      <text:p text:style-name="P5"><draw:frame text:anchor-type="paragraph" draw:z-index="1" draw:name="Forme1" draw:style-name="gr2" draw:text-style-name="P8" svg:width="8.379cm" svg:height="25.709cm" svg:x="-0.716cm" svg:y="-0.937cm"><draw:text-box><text:p text:style-name="P7"><text:span text:style-name="T2">SERVER :</text:span></text:p><text:p text:style-name="P7"><text:span text:style-name="T2"/></text:p><text:p text:style-name="P7"><text:span text:style-name="T2">pc5103l:~/E4/INF-4201B/Exo4&gt; ./server 8060 8061</text:span></text:p><text:p text:style-name="P7"><text:span text:style-name="T2">Press any key to continue... ('q' to exit) </text:span></text:p><text:p text:style-name="P7"><text:span text:style-name="T2"/></text:p><text:p text:style-name="P7"><text:span text:style-name="T2">Server On...</text:span></text:p><text:p text:style-name="P7"><text:span text:style-name="T2">PID : 11743 - PPID : 5623</text:span></text:p><text:p text:style-name="P7"><text:span text:style-name="T2">PID : 11744 - PPID : 11743</text:span></text:p><text:p text:style-name="P7"><text:span text:style-name="T2">n° port de l'emet=39487</text:span></text:p><text:p text:style-name="P7"><text:span text:style-name="T2">msg recu=text.txt</text:span></text:p><text:p text:style-name="P7"><text:span text:style-name="T2">---------------</text:span></text:p><text:p text:style-name="P7"><text:span text:style-name="T2">Ceci est un texte !</text:span></text:p><text:p text:style-name="P7"><text:span text:style-name="T2"/></text:p><text:p text:style-name="P7"><text:span text:style-name="T2">C'est tout...</text:span></text:p><text:p text:style-name="P7"><text:span text:style-name="T2">---------------</text:span></text:p><text:p text:style-name="P7"><text:span text:style-name="T2">Log printed is : 127.0.0.1 - 39487 - text.txt</text:span></text:p><text:p text:style-name="P7"><text:span text:style-name="T2">Press any key to continue... ('q' to exit) </text:span></text:p><text:p text:style-name="P7"><text:span text:style-name="T2"/></text:p><text:p text:style-name="P7"><text:span text:style-name="T2">Server On...</text:span></text:p><text:p text:style-name="P7"><text:span text:style-name="T2">PID : 11743 - PPID : 5623</text:span></text:p><text:p text:style-name="P7"><text:span text:style-name="T2">PID : 11748 - PPID : 11743</text:span></text:p><text:p text:style-name="P7"><text:span text:style-name="T2">n° port de l'emet=53940</text:span></text:p><text:p text:style-name="P7"><text:span text:style-name="T2">msg recu=text.txt</text:span></text:p><text:p text:style-name="P7"><text:span text:style-name="T2">---------------</text:span></text:p><text:p text:style-name="P7"><text:span text:style-name="T2">Ceci est un texte !</text:span></text:p><text:p text:style-name="P7"><text:span text:style-name="T2"/></text:p><text:p text:style-name="P7"><text:span text:style-name="T2">C'est tout...</text:span></text:p><text:p text:style-name="P7"><text:span text:style-name="T2">---------------</text:span></text:p><text:p text:style-name="P7"><text:span text:style-name="T2">Log printed is : 127.0.0.1 - 53940 - text.txt</text:span></text:p><text:p text:style-name="P7"><text:span text:style-name="T2">Press any key to continue... ('q' to exit) </text:span></text:p><text:p text:style-name="P7"><text:span text:style-name="T2"/></text:p><text:p text:style-name="P7"><text:span text:style-name="T2">Server On...</text:span></text:p><text:p text:style-name="P7"><text:span text:style-name="T2">PID : 11744 - PPID : 11743</text:span></text:p><text:p text:style-name="P7"><text:span text:style-name="T2">PID : 11751 - PPID : 11744</text:span></text:p><text:p text:style-name="P7"><text:span text:style-name="T2">n° port de l'emet=39489</text:span></text:p><text:p text:style-name="P7"><text:span text:style-name="T2">msg recu=index.html</text:span></text:p><text:p text:style-name="P7"><text:span text:style-name="T2">---------------</text:span></text:p><text:p text:style-name="P7"><text:span text:style-name="T2">Ceci est le contenu de mon fichier !</text:span></text:p><text:p text:style-name="P7"><text:span text:style-name="T2"/></text:p><text:p text:style-name="P7"><text:span text:style-name="T2">Voilà !</text:span></text:p><text:p text:style-name="P7"><text:span text:style-name="T2">---------------</text:span></text:p><text:p text:style-name="P7"><text:span text:style-name="T2">Log printed is : 127.0.0.1 - 39489 - index.html</text:span></text:p><text:p text:style-name="P7"><text:span text:style-name="T2">Press any key to continue... ('q' to exit) </text:span></text:p><text:p text:style-name="P7"><text:span text:style-name="T2"><text:s text:c="4"/></text:span></text:p><text:p text:style-name="P7"><text:span text:style-name="T2">Server On...</text:span></text:p><text:p text:style-name="P7"><text:span text:style-name="T2">PID : 11743 - PPID : 5623</text:span></text:p><text:p text:style-name="P7"><text:span text:style-name="T2">PID : 11755 - PPID : 11743</text:span></text:p><text:p text:style-name="P7"><text:span text:style-name="T2">n° port de l'emet=53942</text:span></text:p><text:p text:style-name="P7"><text:span text:style-name="T2">msg recu=index.html</text:span></text:p><text:p text:style-name="P7"><text:span text:style-name="T2">---------------</text:span></text:p><text:p text:style-name="P7"><text:span text:style-name="T2">Ceci est le contenu de mon fichier !</text:span></text:p><text:p text:style-name="P7"><text:span text:style-name="T2"/></text:p><text:p text:style-name="P7"><text:span text:style-name="T2">Voilà !</text:span></text:p><text:p text:style-name="P7"><text:span text:style-name="T2">---------------</text:span></text:p><text:p text:style-name="P7"><text:span text:style-name="T2">Log printed is : 127.0.0.1 - 53942 - index.html</text:span></text:p><text:p text:style-name="P7"><text:span text:style-name="T2">Press any key to continue... ('q' to exit) </text:span></text:p><text:p text:style-name="P7"><text:span text:style-name="T2">q</text:span></text:p><text:p text:style-name="P7"><text:span text:style-name="T2"/></text:p><text:p text:style-name="P7"><text:span text:style-name="T2"/></text:p><text:p text:style-name="P7"><text:span text:style-name="T2"/></text:p><text:p text:style-name="P7"><text:span text:style-name="T2">All logs listed :</text:span></text:p><text:p text:style-name="P7"><text:span text:style-name="T2">127.0.0.1 - 39487 - text.txt</text:span></text:p><text:p text:style-name="P7"><text:span text:style-name="T2">127.0.0.1 - 53940 - text.txt</text:span></text:p><text:p text:style-name="P7"><text:span text:style-name="T2">127.0.0.1 - 39489 - index.html</text:span></text:p><text:p text:style-name="P7"><text:span text:style-name="T2">127.0.0.1 - 53942 - index.html</text:span></text:p><text:p text:style-name="P7"><text:span text:style-name="T2"/></text:p><text:p text:style-name="P7"><text:span text:style-name="T2"/></text:p></draw:text-box></draw:frame><draw:frame text:anchor-type="paragraph" draw:z-index="2" draw:name="Forme2" draw:style-name="gr3" draw:text-style-name="P9" svg:width="9.282cm" svg:height="27.584cm" svg:x="8.588cm" svg:y="-0.914cm"><draw:text-box><text:p><text:span text:style-name="T3">CLIENT :</text:span></text:p><text:p><text:span text:style-name="T3"/></text:p><text:p><text:span text:style-name="T3"/></text:p><text:p><text:span text:style-name="T3">pc5103l:~/E4/INF-4201B/Exo4&gt; ./client "localhost" 8061 "text.txt"</text:span></text:p><text:p><text:span text:style-name="T3">Official name is: localhost</text:span></text:p><text:p><text:span text:style-name="T3">Address used is: 127.0.0.1</text:span></text:p><text:p><text:span text:style-name="T3">Envoi du message : text.txt</text:span></text:p><text:p><text:span text:style-name="T3">Ceci est un texte !</text:span></text:p><text:p><text:span text:style-name="T3"/></text:p><text:p><text:span text:style-name="T3">C'est tout...</text:span></text:p><text:p><text:span text:style-name="T3">Logs are : </text:span></text:p><text:p><text:span text:style-name="T3">127.0.0.1 - 39487 - text.txt</text:span></text:p><text:p><text:span text:style-name="T3">pc5103l:~/E4/INF-4201B/Exo4&gt; ./client "localhost" 8060 "text.txt"</text:span></text:p><text:p><text:span text:style-name="T3">Official name is: localhost</text:span></text:p><text:p><text:span text:style-name="T3">Address used is: 127.0.0.1</text:span></text:p><text:p><text:span text:style-name="T3">Envoi du message : text.txt</text:span></text:p><text:p><text:span text:style-name="T3">Ceci est un texte !</text:span></text:p><text:p><text:span text:style-name="T3"/></text:p><text:p><text:span text:style-name="T3">C'est tout...</text:span></text:p><text:p><text:span text:style-name="T3">pc5103l:~/E4/INF-4201B/Exo4&gt; ./client "localhost" 8061 "index.html"</text:span></text:p><text:p><text:span text:style-name="T3">Official name is: localhost</text:span></text:p><text:p><text:span text:style-name="T3">Address used is: 127.0.0.1</text:span></text:p><text:p><text:span text:style-name="T3">Envoi du message : index.html</text:span></text:p><text:p><text:span text:style-name="T3">Ceci est le contenu de mon fichier !</text:span></text:p><text:p><text:span text:style-name="T3"/></text:p><text:p><text:span text:style-name="T3">Voilà !</text:span></text:p><text:p><text:span text:style-name="T3">Logs are : </text:span></text:p><text:p><text:span text:style-name="T3">127.0.0.1 - 39487 - text.txt</text:span></text:p><text:p><text:span text:style-name="T3">127.0.0.1 - 53940 - text.txt</text:span></text:p><text:p><text:span text:style-name="T3">127.0.0.1 - 39489 - index.html</text:span></text:p><text:p><text:span text:style-name="T3">pc5103l:~/E4/INF-4201B/Exo4&gt; ./client "localhost" 8060 "index.html"</text:span></text:p><text:p><text:span text:style-name="T3">Official name is: localhost</text:span></text:p><text:p><text:span text:style-name="T3">Address used is: 127.0.0.1</text:span></text:p><text:p><text:span text:style-name="T3">Envoi du message : index.html</text:span></text:p><text:p><text:span text:style-name="T3">Ceci est le contenu de mon fichier !</text:span></text:p><text:p><text:span text:style-name="T3"/></text:p><text:p><text:span text:style-name="T3">Voilà !</text:span></text:p><text:p><text:span text:style-name="T3"/>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AR PL SungtiL GB1" svg:font-family="'AR PL SungtiL GB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3:01:21.202543041</meta:creation-date>
    <dc:date>2017-01-06T23:38:12.905333264</dc:date>
    <meta:editing-duration>PT6M9S</meta:editing-duration>
    <meta:editing-cycles>1</meta:editing-cycles>
    <meta:document-statistic meta:table-count="0" meta:image-count="0" meta:object-count="0" meta:page-count="4" meta:paragraph-count="157" meta:word-count="515" meta:character-count="4213" meta:non-whitespace-character-count="3556"/>
    <meta:generator>LibreOffice/5.2.2.2$Linux_X86_64 LibreOffice_project/8f96e87c890bf8fa77463cd4b640a2312823f3ad</meta:generator>
  </office:meta>
</office:document-meta>
</file>